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'lucida grande', sans-serif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062353" officeooo:paragraph-rsid="00062353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90640" officeooo:paragraph-rsid="00090640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b2a58" officeooo:paragraph-rsid="000b2a58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P5" style:family="paragraph" style:parent-style-name="Standard">
      <style:paragraph-properties fo:text-align="end" style:justify-single-word="false" style:writing-mode="rl-tb"/>
      <style:text-properties fo:font-variant="normal" fo:text-transform="none" fo:color="#141823" fo:letter-spacing="normal" officeooo:rsid="000b2a58" officeooo:paragraph-rsid="000b2a58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rsid="00062353" officeooo:paragraph-rsid="00090640"/>
    </style:style>
    <style:style style:name="P7" style:family="paragraph" style:parent-style-name="Standard" style:list-style-name="L1">
      <style:paragraph-properties fo:text-align="start" style:justify-single-word="false" style:writing-mode="lr-tb"/>
      <style:text-properties officeooo:rsid="00090640" officeooo:paragraph-rsid="00090640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officeooo:rsid="000a7224" officeooo:paragraph-rsid="000a7224"/>
    </style:style>
    <style:style style:name="P9" style:family="paragraph" style:parent-style-name="Standard" style:list-style-name="L1">
      <style:paragraph-properties fo:text-align="start" style:justify-single-word="false" style:writing-mode="lr-tb"/>
      <style:text-properties officeooo:rsid="000b2a58" officeooo:paragraph-rsid="000b2a58"/>
    </style:style>
    <style:style style:name="T1" style:family="text">
      <style:text-properties officeooo:rsid="000a5315"/>
    </style:style>
    <style:style style:name="T2" style:family="text">
      <style:text-properties style:font-name="helvetica" fo:font-size="9pt" fo:font-style="normal" fo:font-weight="normal"/>
    </style:style>
    <style:style style:name="T3" style:family="text">
      <style:text-properties style:font-name-complex="helvetica" style:font-size-complex="9pt" style:font-style-complex="normal" style:font-weight-complex="normal"/>
    </style:style>
    <style:style style:name="T4" style:family="text">
      <style:text-properties officeooo:rsid="000dc3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81457009315021111" text:style-name="L1">
        <text:list-item>
          <text:p text:style-name="P6">States specify: </text:p>
          <text:list>
            <text:list-item>
              <text:p text:style-name="P6">State of hospital (0,1,2 – hours remaining for empty place at beginning of treatment) - a</text:p>
            </text:list-item>
            <text:list-item>
              <text:p text:style-name="P6">hour (9-14) - b</text:p>
            </text:list-item>
            <text:list-item>
              <text:p text:style-name="P6">diagnose (Flu, Ebola, Cough) - c </text:p>
            </text:list-item>
            <text:list-item>
              <text:p text:style-name="P7">Last patient survived (Y,N) - <text:span text:style-name="T1">d</text:span></text:p>
            </text:list-item>
          </text:list>
        </text:list-item>
      </text:list>
      <text:p text:style-name="P2"><text:tab/><text:span text:style-name="T1">States are a quaduple: &lt;a,b,c,d&gt;</text:span></text:p>
      <text:list xml:id="list154028979068204" text:continue-numbering="true" text:style-name="L1">
        <text:list-item>
          <text:p text:style-name="P6">Action:</text:p>
          <text:list>
            <text:list-item>
              <text:p text:style-name="P6">Send to hospital</text:p>
            </text:list-item>
            <text:list-item>
              <text:p text:style-name="P7">Don't send</text:p>
            </text:list-item>
          </text:list>
        </text:list-item>
        <text:list-item>
          <text:p text:style-name="P8">Reward: ({&lt;State&gt;,&lt;Action&gt;})</text:p>
          <text:list>
            <text:list-item>
              <text:p text:style-name="P8">{&lt;?,?,?,N&gt;,?} = 0</text:p>
            </text:list-item>
            <text:list-item>
              <text:p text:style-name="P8">{&lt;?,?,?,Y&gt;,?} = 1</text:p>
            </text:list-item>
          </text:list>
        </text:list-item>
        <text:list-item>
          <text:p text:style-name="P9">Transition Function, need to consider:</text:p>
          <text:list>
            <text:list-item>
              <text:p text:style-name="P9">Illness:</text:p>
              <text:list>
                <text:list-item>
                  <text:p text:style-name="P9">If Cough, don't send. Else, might send.</text:p>
                </text:list-item>
                <text:list-item>
                  <text:p text:style-name="P9">Type of illness.</text:p>
                </text:list-item>
                <text:list-item>
                  <text:p text:style-name="P9">Chances to recovery.</text:p>
                </text:list-item>
              </text:list>
            </text:list-item>
            <text:list-item>
              <text:p text:style-name="P9">State of hospital:</text:p>
              <text:list>
                <text:list-item>
                  <text:p text:style-name="P9">If 0 or 1 you might send.</text:p>
                </text:list-item>
                <text:list-item>
                  <text:p text:style-name="P9">If 2 you won't have a place to send.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5"><text:span text:style-name="T2">AIMA-CORE<text:line-break/></text:span><text:span text:style-name="T3">עושה לזה </text:span><text:span text:style-name="T2">import.<text:line-break/></text:span><text:span text:style-name="T3">חפש </text:span><text:span text:style-name="T2">MDPFactory </text:span><text:span text:style-name="T3">ו </text:span><text:span text:style-name="T2">ValueIteration </text:span><text:span text:style-name="T3">בפרויקט הקיים שנתנו לנו</text:span><text:span text:style-name="T2">.<text:line-break/><text:line-break/></text:span><text:span text:style-name="T3">תצטרך להגדיר את ה </text:span><text:span text:style-name="T2">MDP </text:span><text:span text:style-name="T3">כמו ש </text:span><text:span text:style-name="T2">MDPFactory </text:span><text:span text:style-name="T3">עושה ולתת את ה </text:span><text:span text:style-name="T2">mdp </text:span><text:span text:style-name="T3">לאלגוריתם </text:span><text:span text:style-name="T2">ValueIteration </text:span><text:span text:style-name="T3">והוא מחזיר לך את הערך המקסימלי</text:span><text:span text:style-name="T2">.<text:line-break/><text:line-break/></text:span><text:span text:style-name="T3">כדי לקבל את הפוליסה אז תצרך לערוך קצת את האלגוריתם </text:span><text:span text:style-name="T2">ValueIteration .</text:span></text:p>
      <text:p text:style-name="P4"><text:lin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'lucida grande', sans-serif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Scott Templer</meta:initial-creator>
    <meta:creation-date>2006-05-16T10:26:40</meta:creation-date>
    <dc:language>en-US</dc:language>
    <meta:editing-cycles>8</meta:editing-cycles>
    <meta:editing-duration>PT8H59M26S</meta:editing-duration>
    <dc:date>2015-04-11T15:40:27.529595726</dc:date>
    <meta:document-statistic meta:table-count="0" meta:image-count="0" meta:object-count="0" meta:page-count="1" meta:paragraph-count="22" meta:word-count="154" meta:character-count="819" meta:non-whitespace-character-count="698"/>
    <meta:user-defined meta:name="Info 1"/>
    <meta:user-defined meta:name="Info 2"/>
    <meta:user-defined meta:name="Info 3"/>
    <meta:user-defined meta:name="Info 4"/>
  </office:meta>
</office:document-meta>
</file>